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>
      <style:graphic-properties draw:fill="solid" draw:fill-color="#000000" draw:auto-grow-height="true" fo:min-height="21.002cm"/>
    </style:style>
    <style:style style:name="P1" style:family="paragraph">
      <style:paragraph-properties fo:margin-left="0cm" fo:margin-right="0cm" fo:line-height="100%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56pt" style:font-size-asian="56pt" style:font-size-complex="56pt"/>
    </style:style>
    <style:style style:name="P6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P7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58pt" style:font-size-asian="58pt" style:font-size-complex="58pt"/>
    </style:style>
    <style:style style:name="P8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P9" style:family="paragraph">
      <style:paragraph-properties fo:margin-left="0cm" fo:margin-right="0cm" fo:line-height="100%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58pt" style:font-size-asian="58pt" style:font-size-complex="58pt"/>
    </style:style>
    <style:style style:name="P10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P11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P12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13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14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58pt" fo:font-weight="bold" style:font-size-asian="58pt" style:font-size-complex="58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56pt" fo:font-weight="bold" style:font-size-asian="56pt" style:font-size-complex="56pt"/>
    </style:style>
    <style:style style:name="T3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3cm" presentation:class="title" presentation:user-transformed="true">
          <draw:text-box>
            <text:p text:style-name="P5"><text:span text:style-name="T2">On odpuszcza</text:span><text:span text:style-name="T2"><text:line-break/></text:span><text:span text:style-name="T2">wszystkie twoje grzechy</text:span><text:span text:style-name="T2"><text:line-break/></text:span><text:span text:style-name="T2">Leczy wszystkie</text:span><text:span text:style-name="T2"><text:line-break/></text:span><text:span text:style-name="T2">Twoje choroby</text:span><text:span text:style-name="T2"><text:line-break/></text:span><text:span text:style-name="T2">Okazuje swoje</text:span><text:span text:style-name="T2"><text:line-break/></text:span><text:span text:style-name="T2">Miłosierdzie</text:span><text:span text:style-name="T2"><text:line-break/></text:span><text:span text:style-name="T2">On ratuje Ciebie od zgu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ajdy">
        <office:forms form:automatic-focus="false" form:apply-design-mode="false"/>
        <draw:frame presentation:style-name="pr3" draw:text-style-name="P8" draw:layer="layout" svg:width="28.001cm" svg:height="21.002cm" svg:x="-0.001cm" svg:y="-0.003cm" presentation:class="title" presentation:user-transformed="true">
          <draw:text-box>
            <text:p text:style-name="P7"><text:span text:style-name="T3">On napełnia</text:span><text:span text:style-name="T3"><text:line-break/></text:span><text:span text:style-name="T3">twoje życie dobrem</text:span><text:span text:style-name="T3"><text:line-break/></text:span><text:span text:style-name="T3">aż odnowi się</text:span><text:span text:style-name="T3"><text:line-break/></text:span><text:span text:style-name="T3">twoja młodość</text:span><text:span text:style-name="T3"><text:line-break/></text:span><text:span text:style-name="T3">jak u or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ajdy">
        <office:forms form:automatic-focus="false" form:apply-design-mode="false"/>
        <draw:frame presentation:style-name="pr3" draw:text-style-name="P8" draw:layer="layout" svg:width="28.001cm" svg:height="21.002cm" svg:x="-0.001cm" svg:y="-0.001cm" presentation:class="title" presentation:user-transformed="true">
          <draw:text-box>
            <text:p text:style-name="P7"><text:span text:style-name="T3">Nie odpłaca według grzechów</text:span><text:span text:style-name="T3"><text:line-break/></text:span><text:span text:style-name="T3">nie chce wiecznie gniewać się</text:span><text:span text:style-name="T3"><text:line-break/></text:span><text:span text:style-name="T3">On pamięta żeśmy prochem</text:span><text:span text:style-name="T3"><text:line-break/></text:span><text:span text:style-name="T3">On najlepiej 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lajdy" presentation:presentation-page-layout-name="AL1T0">
        <office:forms form:automatic-focus="false" form:apply-design-mode="false"/>
        <draw:frame presentation:style-name="pr1" draw:text-style-name="P10" draw:layer="layout" svg:width="28cm" svg:height="21cm" svg:x="0cm" svg:y="-0.001cm" presentation:class="title" presentation:user-transformed="true">
          <draw:text-box>
            <text:p text:style-name="P9"><text:span text:style-name="T3">Błogosław</text:span><text:span text:style-name="T3"><text:line-break/></text:span><text:span text:style-name="T3">duszo moja Pana,</text:span><text:span text:style-name="T3"><text:line-break/></text:span><text:span text:style-name="T3">wszystko co we mnie,</text:span><text:span text:style-name="T3"><text:line-break/></text:span><text:span text:style-name="T3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ajdy" presentation:presentation-page-layout-name="AL1T0">
        <office:forms form:automatic-focus="false" form:apply-design-mode="false"/>
        <draw:frame presentation:style-name="pr1" draw:text-style-name="P10" draw:layer="layout" svg:width="28cm" svg:height="21cm" svg:x="0cm" svg:y="-0.001cm" presentation:class="title" presentation:user-transformed="true">
          <draw:text-box>
            <text:p text:style-name="P9"><text:span text:style-name="T3">Błogosław</text:span><text:span text:style-name="T3"><text:line-break/></text:span><text:span text:style-name="T3">duszo moja Pana</text:span><text:span text:style-name="T3"><text:line-break/></text:span><text:span text:style-name="T3">Jego dobroci</text:span><text:span text:style-name="T3"><text:line-break/></text:span><text:span text:style-name="T3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lajdy">
        <office:forms form:automatic-focus="false" form:apply-design-mode="false"/>
        <draw:frame presentation:style-name="pr1" draw:text-style-name="P11" draw:layer="layout" svg:width="28cm" svg:height="21cm" svg:x="0cm" svg:y="-0.002cm" presentation:class="title" presentation:user-transformed="true">
          <draw:text-box>
            <text:p text:style-name="P5"><text:span text:style-name="T2">Tak jak Ojciec</text:span><text:span text:style-name="T2"><text:line-break/></text:span><text:span text:style-name="T2">nad swoimi dziećmi</text:span><text:span text:style-name="T2"><text:line-break/></text:span><text:span text:style-name="T2">Pan lituje się nad</text:span><text:span text:style-name="T2"><text:line-break/></text:span><text:span text:style-name="T2">pokornym.</text:span><text:span text:style-name="T2"><text:line-break/></text:span><text:span text:style-name="T2">On oddala od nas</text:span><text:span text:style-name="T2"><text:line-break/></text:span><text:span text:style-name="T2">nasze winy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lajdy">
        <office:forms form:automatic-focus="false" form:apply-design-mode="false"/>
        <draw:frame presentation:style-name="pr1" draw:text-style-name="P11" draw:layer="layout" svg:width="28cm" svg:height="21cm" svg:x="0cm" svg:y="0cm" presentation:class="title" presentation:user-transformed="true">
          <draw:text-box>
            <text:p text:style-name="P5"><text:span text:style-name="T2">jak daleko wschód</text:span><text:span text:style-name="T2"><text:line-break/></text:span><text:span text:style-name="T2">od zachodu</text:span><text:span text:style-name="T2"><text:line-break/></text:span><text:span text:style-name="T2">jak wysoko niebo</text:span><text:span text:style-name="T2"><text:line-break/></text:span><text:span text:style-name="T2">jest nad ziemią</text:span><text:span text:style-name="T2"><text:line-break/></text:span><text:span text:style-name="T2">Tak jest wielka</text:span><text:span text:style-name="T2"><text:line-break/></text:span><text:span text:style-name="T2">dobroć dla ludzi,</text:span><text:span text:style-name="T2"><text:line-break/></text:span><text:span text:style-name="T2">którzy się Go bo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lajdy">
        <office:forms form:automatic-focus="false" form:apply-design-mode="false"/>
        <draw:frame presentation:style-name="pr1" draw:text-style-name="P13" draw:layer="layout" svg:width="28cm" svg:height="21cm" svg:x="0cm" svg:y="-0.001cm" presentation:class="title" presentation:user-transformed="true">
          <draw:text-box>
            <text:p text:style-name="P12"><text:span text:style-name="T1">Dni człowieka</text:span><text:span text:style-name="T1"><text:line-break/></text:span><text:span text:style-name="T1">są jak trawa</text:span><text:span text:style-name="T1"><text:line-break/></text:span><text:span text:style-name="T1">kwitnie on</text:span><text:span text:style-name="T1"><text:line-break/></text:span><text:span text:style-name="T1">jak polny kwiat,</text:span><text:span text:style-name="T1"><text:line-break/></text:span><text:span text:style-name="T1">kiedy mocniej</text:span><text:span text:style-name="T1"><text:line-break/></text:span><text:span text:style-name="T1">wiatr zawieje</text:span><text:span text:style-name="T1"><text:line-break/></text:span><text:span text:style-name="T1">znika po nim śla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ajdy">
        <office:forms form:automatic-focus="false" form:apply-design-mode="false"/>
        <draw:frame presentation:style-name="pr1" draw:text-style-name="P14" draw:layer="layout" svg:width="28cm" svg:height="21cm" svg:x="0cm" svg:y="-0.001cm" presentation:class="title" presentation:user-transformed="true">
          <draw:text-box>
            <text:p text:style-name="P7"><text:span text:style-name="T3">Błogosławcie Pana</text:span><text:span text:style-name="T3"><text:line-break/></text:span><text:span text:style-name="T3">– wszyscy aniołowie</text:span><text:span text:style-name="T3"><text:line-break/></text:span><text:span text:style-name="T3">Błogosławcie Pana</text:span><text:span text:style-name="T3"><text:line-break/></text:span><text:span text:style-name="T3">- wszyscy Jego ludzie</text:span><text:span text:style-name="T3"><text:line-break/></text:span><text:span text:style-name="T3">Błogosławcie Pana</text:span><text:span text:style-name="T3"><text:line-break/></text:span><text:span text:style-name="T3">- wszystkie Jego dzieła</text:span><text:span text:style-name="T3"><text:line-break/></text:span><text:span text:style-name="T3">Błogosławcie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 style:name="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 style:name="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lajdy-subtitle" style:family="presentation">
      <style:graphic-properties draw:stroke="none" draw:fill="none" draw:textarea-vertical-align="middle">
        <text:list-style style:name="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title" style:family="presentation">
      <style:graphic-properties draw:stroke="none" draw:fill="none" draw:textarea-vertical-align="middle">
        <text:list-style style:name="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M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4:20:31</meta:creation-date>
    <dc:date>2013-05-14T18:47:46.73</dc:date>
    <dc:language>pl-PL</dc:language>
    <meta:editing-cycles>50</meta:editing-cycles>
    <meta:editing-duration>PT2H11M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